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3b57"/>
    </style:style>
    <style:style style:name="T1" style:family="text">
      <style:text-properties officeooo:rsid="000d3b57"/>
    </style:style>
    <style:style style:name="T2" style:family="text">
      <style:text-properties officeooo:rsid="0013f28c"/>
    </style:style>
    <style:style style:name="T3" style:family="text">
      <style:text-properties officeooo:rsid="00152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T /api/username/:username: "Returns the user specified by usernam<text:span text:style-name="T2">e</text:span></text:p>
      <text:p text:style-name="Standard"/>
      <text:p text:style-name="P1">POST /api/topics/:topic_slug/articles: "Posts a new article to the topic specified in :topic_slug (Post should send a JSON object with title, body and created_by keys - created_by will eventually be handled through the frontend component, for now it requires the user_id)",</text:p>
      <text:p text:style-name="P1"/>
      <text:p text:style-name="P1">## Checklist for Northocoders News Front End</text:p>
      <text:p text:style-name="P1"/>
      <text:p text:style-name="P1">---</text:p>
      <text:p text:style-name="P1"/>
      <text:p text:style-name="P1">### Functionality</text:p>
      <text:p text:style-name="P1"/>
      <text:p text:style-name="P1">- [ Y] Topics load only relevant articles</text:p>
      <text:p text:style-name="P1">- [ Y] Articles served with comments</text:p>
      <text:p text:style-name="P1">- [ Y] Votes are persistent</text:p>
      <text:p text:style-name="P1">- [ <text:span text:style-name="T3">Y</text:span>] New comments are persistent</text:p>
      <text:p text:style-name="P1">- [ <text:span text:style-name="T3">Y</text:span>] Deleted comments don’t re-appear on re-render/refresh</text:p>
      <text:p text:style-name="P1">- [ ] State should be minimal</text:p>
      <text:p text:style-name="P1">- [<text:span text:style-name="T3">Y</text:span> ] Values of state should have the same initial value of the same data type as what they will be when updated</text:p>
      <text:p text:style-name="P1">- [ ] Components should be made as reusable as possible</text:p>
      <text:p text:style-name="P1"/>
      <text:p text:style-name="P1">### General</text:p>
      <text:p text:style-name="P1"/>
      <text:p text:style-name="P1">- [ ] README clear and instructions accurate</text:p>
      <text:p text:style-name="P1">- [ ] specifies minimum versions</text:p>
      <text:p text:style-name="P1">- [ ] Package.json includes dependencies</text:p>
      <text:p text:style-name="P1">- [ ] Node modules ignored</text:p>
      <text:p text:style-name="P1">- [ ] Functional components used where possible</text:p>
      <text:p text:style-name="P1">- [ ] No errors in the console</text:p>
      <text:p text:style-name="P1">- [ ] Deployed</text:p>
      <text:p text:style-name="P1"/>
      <text:p text:style-name="P1">### UX</text:p>
      <text:p text:style-name="P1"/>
      <text:p text:style-name="P1">- [ ] Basic styling added</text:p>
      <text:p text:style-name="P1">- [ ] Responsive design</text:p>
      <text:p text:style-name="P1">- [ ] Items aligned</text:p>
      <text:p text:style-name="P1">- [ ] Content legible (not too wide, obstructed, etc)</text:p>
      <text:p text:style-name="P1">- [ ] Refreshing doesn’t cause an issue on sub-pages</text:p>
      <text:p text:style-name="P1">- [ ] Error pag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9:07:22.047126704</meta:creation-date>
    <dc:date>2018-06-28T17:46:22.497607189</dc:date>
    <meta:editing-duration>PT37M24S</meta:editing-duration>
    <meta:editing-cycles>1</meta:editing-cycles>
    <meta:document-statistic meta:table-count="0" meta:image-count="0" meta:object-count="0" meta:page-count="1" meta:paragraph-count="28" meta:word-count="228" meta:character-count="1239" meta:non-whitespace-character-count="1039"/>
    <meta:generator>LibreOffice/6.0.3.2$Linux_X86_64 LibreOffice_project/00m0$Build-2</meta:generator>
  </office:meta>
</office:document-meta>
</file>